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310FA1E053352BC6955.png" manifest:media-type="image/png"/>
  <manifest:file-entry manifest:full-path="Pictures/1000000000000294000002BCED0B03C516CB9B61.png" manifest:media-type="image/png"/>
  <manifest:file-entry manifest:full-path="Pictures/1000000000000690000001F893F9C2FFDD75C4F7.png" manifest:media-type="image/png"/>
  <manifest:file-entry manifest:full-path="Pictures/10000000000002C0000001567CDC7227CA6CC0D4.png" manifest:media-type="image/png"/>
  <manifest:file-entry manifest:full-path="Pictures/10000000000002BC00000268065D89CDA1FD1EBE.png" manifest:media-type="image/png"/>
  <manifest:file-entry manifest:full-path="Pictures/100002010000013F0000029C7EE2D49D19AB6B8B.png" manifest:media-type="image/png"/>
  <manifest:file-entry manifest:full-path="Pictures/100000000000039600000305162595CA25015CB0.png" manifest:media-type="image/png"/>
  <manifest:file-entry manifest:full-path="Pictures/100000000000024B000001B102AA4644FA926C55.png" manifest:media-type="image/png"/>
  <manifest:file-entry manifest:full-path="Pictures/100002010000020C00000294A34BA27F6F6C3F15.png" manifest:media-type="image/png"/>
  <manifest:file-entry manifest:full-path="Pictures/100000000000017600000118B34886F9164D9481.png" manifest:media-type="image/png"/>
  <manifest:file-entry manifest:full-path="Pictures/10000000000001F900000184C4B33E928639564B.png" manifest:media-type="image/png"/>
  <manifest:file-entry manifest:full-path="Pictures/10000000000001F4000000DF16858EFF0BDEBA4C.jpg" manifest:media-type="image/jpeg"/>
  <manifest:file-entry manifest:full-path="Pictures/1000000000000020000000204B249CA79A42C6D7.png" manifest:media-type="image/png"/>
  <manifest:file-entry manifest:full-path="Pictures/100000000000015E0000013BA3EC0D06023FE8FD.png" manifest:media-type="image/png"/>
  <manifest:file-entry manifest:full-path="Pictures/1000000000000280000001E06E446F4F6428695B.jpg" manifest:media-type="image/jpeg"/>
  <manifest:file-entry manifest:full-path="Pictures/1000000000000280000001DCF82AA4FE39F6BD55.png" manifest:media-type="image/png"/>
  <manifest:file-entry manifest:full-path="Pictures/10000000000005000000016C6D4C9BD41DAE4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8cm"/>
    </style:style>
    <style:style style:name="gr5" style:family="graphic" style:parent-style-name="standard">
      <style:graphic-properties draw:fill-color="#cc00cc" draw:textarea-horizontal-align="justify" draw:textarea-vertical-align="middle" draw:auto-grow-height="false" fo:min-height="0.333cm" fo:min-width="0.3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34cm" fo:min-width="0.376cm"/>
    </style:style>
    <style:style style:name="gr7" style:family="graphic" style:parent-style-name="standard">
      <style:graphic-properties svg:stroke-color="#eeeeee" draw:fill="solid" draw:fill-color="#00ccff" draw:textarea-horizontal-align="justify" draw:textarea-vertical-align="middle" draw:auto-grow-height="false" fo:min-height="3.25cm" fo:min-width="3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1cm" fo:min-width="1.261cm"/>
    </style:style>
    <style:style style:name="gr11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1.51cm" fo:min-width="1.261cm"/>
    </style:style>
    <style:style style:name="gr12" style:family="graphic" style:parent-style-name="standard">
      <style:graphic-properties draw:stroke="none" svg:stroke-color="#000000" draw:fill="none" draw:fill-color="#ffffff" fo:min-height="7.1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midnightblue1_5f_fr1-title">
      <style:graphic-properties draw:auto-grow-height="true" fo:min-height="2.663cm"/>
    </style:style>
    <style:style style:name="pr2" style:family="presentation" style:parent-style-name="midnightblue1_5f_fr1-subtitle">
      <style:graphic-properties draw:fill-color="#ffffff" draw:auto-grow-height="true" fo:min-height="5.5cm"/>
    </style:style>
    <style:style style:name="pr3" style:family="presentation" style:parent-style-name="midnightblue1_5f_fr1-notes">
      <style:graphic-properties draw:fill-color="#ffffff" draw:auto-grow-height="true" fo:min-height="13.364cm"/>
    </style:style>
    <style:style style:name="pr4" style:family="presentation" style:parent-style-name="midnightblue1_5f_fr-title">
      <style:graphic-properties fo:min-height="2.413cm"/>
    </style:style>
    <style:style style:name="pr5" style:family="presentation" style:parent-style-name="midnightblue1_5f_fr-outline1">
      <style:graphic-properties fo:min-height="5.25cm"/>
    </style:style>
    <style:style style:name="pr6" style:family="presentation" style:parent-style-name="midnightblue1_5f_fr-notes">
      <style:graphic-properties draw:fill-color="#ffffff" draw:auto-grow-height="true" fo:min-height="13.364cm"/>
    </style:style>
    <style:style style:name="pr7" style:family="presentation" style:parent-style-name="midnightblue1_5f_fr-notes">
      <style:graphic-properties draw:fill-color="#ffffff" fo:min-height="13.364cm"/>
    </style:style>
    <style:style style:name="pr8" style:family="presentation" style:parent-style-name="midnightblue1_5f_fr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c00c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solid" draw:fill-color="#00cc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_5f_fr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opération de robo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ibault Vernay, Victor Cazaux, Daphné Port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f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><text:span text:style-name="T1">Robots capables de :</text:span></text:p>
            <text:list text:style-name="L2">
              <text:list-item>
                <text:p><text:span text:style-name="T1">Se déplacer</text:span></text:p>
              </text:list-item>
              <text:list-item>
                <text:p><text:span text:style-name="T1">Se repérer dans l’espace</text:span></text:p>
              </text:list-item>
              <text:list-item>
                <text:p><text:span text:style-name="T1">Communiquer avec un coéquipier</text:span></text:p>
              </text:list-item>
              <text:list-item>
                <text:p><text:span text:style-name="T1">Prendre une décision en concer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’épreuve</text:p>
          </draw:text-box>
        </draw:frame>
        <draw:line draw:style-name="gr2" draw:text-style-name="P3" draw:layer="layout" svg:x1="3cm" svg:y1="5.001cm" svg:x2="16.997cm" svg:y2="5.003cm">
          <text:p/>
        </draw:line>
        <draw:line draw:style-name="gr2" draw:text-style-name="P3" draw:layer="layout" svg:x1="3.002cm" svg:y1="5.001cm" svg:x2="3cm" svg:y2="18.998cm">
          <text:p/>
        </draw:line>
        <draw:line draw:style-name="gr2" draw:text-style-name="P3" draw:layer="layout" svg:x1="3cm" svg:y1="18.998cm" svg:x2="16.997cm" svg:y2="19cm">
          <text:p/>
        </draw:line>
        <draw:line draw:style-name="gr2" draw:text-style-name="P3" draw:layer="layout" svg:x1="16.999cm" svg:y1="5.001cm" svg:x2="16.997cm" svg:y2="18.998cm">
          <text:p/>
        </draw:line>
        <draw:custom-shape draw:style-name="gr3" draw:text-style-name="P4" draw:layer="layout" svg:width="3.497cm" svg:height="3.5cm" svg:x="4.751cm" svg:y="10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8cm" svg:height="3.5cm" svg:x="11.748cm" svg:y="10.2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48cm" svg:height="1.748cm" svg:x="5.2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5cm" svg:height="1.751cm" draw:transform="rotate (1.5707963267949) translate (14.023cm 8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5cm" svg:height="3.5cm" svg:x="8.248cm" svg:y="10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81cm" svg:height="0.881cm" svg:x="18.759cm" svg:y="7.1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881cm" svg:height="0.881cm" svg:x="18.759cm" svg:y="8.4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1.761cm" svg:height="1.76cm" svg:x="18.319cm" svg:y="9.7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761cm" svg:height="1.76cm" svg:x="18.319cm" svg:y="11.86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4cm" svg:height="7.4cm" svg:x="20.1cm" svg:y="7.099cm">
          <draw:text-box>
            <text:p><text:span text:style-name="T2">Robot 1</text:span></text:p>
            <text:p><text:span text:style-name="T2"/></text:p>
            <text:p><text:span text:style-name="T2">Robot 2</text:span></text:p>
            <text:p><text:span text:style-name="T2"/></text:p>
            <text:p><text:span text:style-name="T2">Obstacle</text:span></text:p>
            <text:p><text:span text:style-name="T2"/></text:p>
            <text:p><text:span text:style-name="T2"/></text:p>
            <text:p><text:span text:style-name="T2">Zone de pa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ganisation intern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Mise en place d’un dépôt GitHub</text:span></text:p>
              </text:list-item>
              <text:list-item>
                <text:p><text:span text:style-name="T1">Schéma d’organisation :</text:span></text:p>
              </text:list-item>
            </text:list>
          </draw:text-box>
        </draw:frame>
        <draw:frame draw:style-name="gr13" draw:text-style-name="P3" draw:layer="layout" svg:width="14.5cm" svg:height="6.466cm" svg:x="7cm" svg:y="10.534cm">
          <draw:image xlink:href="Pictures/10000000000001F4000000DF16858EFF0BDEBA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mier jet</text:p>
          </draw:text-box>
        </draw:frame>
        <draw:frame draw:style-name="gr14" draw:text-style-name="P3" draw:layer="layout" svg:width="11.114cm" svg:height="14cm" svg:x="5.886cm" svg:y="5cm" presentation:class="graphic" presentation:user-transformed="true">
          <draw:image xlink:href="Pictures/100002010000020C00000294A34BA27F6F6C3F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robot</text:p>
          </draw:text-box>
        </draw:frame>
        <draw:frame draw:style-name="gr14" draw:text-style-name="P3" draw:layer="layout" svg:width="6.684cm" svg:height="14cm" svg:x="10.658cm" svg:y="5.5cm" presentation:class="graphic">
          <draw:image xlink:href="Pictures/100002010000013F0000029C7EE2D49D19AB6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atériel à disposition :</text:p>
                <text:p><text:span text:style-name="T1"/></text:p>
              </text:list-item>
            </text:list>
            <text:list text:style-name="L3">
              <text:list-item>
                <text:p><text:span text:style-name="T1">Châssis imprimé 3D</text:span></text:p>
              </text:list-item>
              <text:list-item>
                <text:p><text:span text:style-name="T1">Moteurs courant continu</text:span></text:p>
              </text:list-item>
              <text:list-item>
                <text:p><text:span text:style-name="T1">Servomoteur</text:span></text:p>
              </text:list-item>
            </text:list>
          </draw:text-box>
        </draw:frame>
        <draw:frame draw:style-name="gr13" draw:text-style-name="P3" draw:layer="layout" svg:width="6.276cm" svg:height="5.285cm" svg:x="14.224cm" svg:y="13cm">
          <draw:image xlink:href="Pictures/100000000000039600000305162595CA25015C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epérage dans l’espace :</text:p>
                <text:p><text:span text:style-name="T1"/></text:p>
              </text:list-item>
            </text:list>
            <text:list text:style-name="L3">
              <text:list-item>
                <text:p><text:span text:style-name="T1">Magnétomètre</text:span></text:p>
              </text:list-item>
              <text:list-item>
                <text:p><text:span text:style-name="T1">Capteurs IR</text:span></text:p>
                <text:p/>
              </text:list-item>
            </text:list>
          </draw:text-box>
        </draw:frame>
        <draw:frame draw:style-name="gr13" draw:text-style-name="P3" draw:layer="layout" svg:width="7.057cm" svg:height="5.283cm" svg:x="15.943cm" svg:y="13.217cm">
          <draw:image xlink:href="Pictures/100000000000017600000118B34886F9164D9481.png" xlink:type="simple" xlink:show="embed" xlink:actuate="onLoad">
            <text:p/>
          </draw:image>
        </draw:frame>
        <draw:frame draw:style-name="gr13" draw:text-style-name="P3" draw:layer="layout" svg:width="7.618cm" svg:height="6.856cm" svg:x="3.882cm" svg:y="12.5cm">
          <draw:image xlink:href="Pictures/100000000000015E0000013BA3EC0D06023FE8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ommunication :</text:p>
                <text:p><text:span text:style-name="T1"/></text:p>
              </text:list-item>
            </text:list>
            <text:list text:style-name="L3">
              <text:list-item>
                <text:p><text:span text:style-name="T1">UART filaire</text:span></text:p>
              </text:list-item>
              <text:list-item>
                <text:p><text:span text:style-name="T1">Module radio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micro-contrôleu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ucléo :</text:p>
              </text:list-item>
            </text:list>
            <text:p/>
          </draw:text-box>
        </draw:frame>
        <draw:frame draw:style-name="gr13" draw:text-style-name="P3" draw:layer="layout" svg:width="13.5cm" svg:height="10.125cm" svg:x="7cm" svg:y="6.875cm">
          <draw:image xlink:href="Pictures/1000000000000280000001E06E446F4F6428695B.jpg" xlink:type="simple" xlink:show="embed" xlink:actuate="onLoad">
            <text:p/>
          </draw:image>
        </draw:frame>
        <draw:frame draw:style-name="gr15" draw:text-style-name="P11" draw:layer="layout" svg:width="6.5cm" svg:height="1.725cm" svg:x="10.5cm" svg:y="17.512cm">
          <draw:text-box>
            <text:p text:style-name="P10"><text:span text:style-name="T3">STM32F303K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a HA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Hardware Abstraction Layout</text:p>
              </text:list-item>
            </text:list>
          </draw:text-box>
        </draw:frame>
        <draw:frame draw:style-name="gr13" draw:text-style-name="P3" draw:layer="layout" svg:width="15.587cm" svg:height="11.593cm" svg:x="6cm" svg:y="7.5cm">
          <draw:image xlink:href="Pictures/1000000000000280000001DCF82AA4FE39F6BD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écification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écoupage du projet</text:p>
              </text:list-item>
            </text:list>
          </draw:text-box>
        </draw:frame>
        <draw:frame draw:style-name="gr13" draw:text-style-name="P3" draw:layer="layout" svg:width="27cm" svg:height="7.677cm" svg:x="0.5cm" svg:y="8cm">
          <draw:image xlink:href="Pictures/10000000000005000000016C6D4C9BD41DAE4F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Moteurs courant continu :</text:p>
              </text:list-item>
            </text:list>
            <text:list text:style-name="L3">
              <text:list-item>
                <text:p><text:span text:style-name="T1">Driver moteur TB6612FNG</text:span></text:p>
                <text:p/>
              </text:list-item>
            </text:list>
          </draw:text-box>
        </draw:frame>
        <draw:frame draw:style-name="gr13" draw:text-style-name="P3" draw:layer="layout" svg:width="7.501cm" svg:height="5.763cm" svg:x="1.5cm" svg:y="10.737cm">
          <draw:image xlink:href="Pictures/10000000000001F900000184C4B33E928639564B.png" xlink:type="simple" xlink:show="embed" xlink:actuate="onLoad">
            <text:p/>
          </draw:image>
        </draw:frame>
        <draw:frame draw:style-name="gr13" draw:text-style-name="P3" draw:layer="layout" svg:width="17cm" svg:height="8.258cm" svg:x="9.5cm" svg:y="9.5cm">
          <draw:image xlink:href="Pictures/10000000000002C0000001567CDC7227CA6CC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teurs</text:p>
              </text:list-item>
            </text:list>
          </draw:text-box>
        </draw:frame>
        <draw:frame draw:style-name="gr13" draw:text-style-name="P3" draw:layer="layout" svg:width="27cm" svg:height="8.099cm" svg:x="0.5cm" svg:y="7.5cm">
          <draw:image xlink:href="Pictures/1000000000000690000001F893F9C2FFDD75C4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apteur IR :</text:p>
              </text:list-item>
            </text:list>
            <text:list text:style-name="L3">
              <text:list-item>
                <text:p><text:span text:style-name="T1">Capteur de distance à LED infrarouges de 10 cm à 80 cm</text:span></text:p>
              </text:list-item>
            </text:list>
          </draw:text-box>
        </draw:frame>
        <draw:frame draw:style-name="gr13" draw:text-style-name="P3" draw:layer="layout" svg:width="14.5cm" svg:height="10.695cm" svg:x="6cm" svg:y="9.305cm">
          <draw:image xlink:href="Pictures/100000000000024B000001B102AA4644FA926C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DC avec interruptions :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3" draw:text-style-name="P3" draw:layer="layout" svg:width="12.014cm" svg:height="12.742cm" svg:x="7.986cm" svg:y="6.758cm">
          <draw:image xlink:href="Pictures/1000000000000294000002BCED0B03C516CB9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’envoi de données :</text:p>
              </text:list-item>
            </text:list>
          </draw:text-box>
        </draw:frame>
        <draw:frame draw:style-name="gr13" draw:text-style-name="P3" draw:layer="layout" svg:width="14.989cm" svg:height="13.19cm" svg:x="6.5cm" svg:y="6.81cm">
          <draw:image xlink:href="Pictures/10000000000002BC00000268065D89CDA1FD1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e réception de données :</text:p>
              </text:list-item>
            </text:list>
          </draw:text-box>
        </draw:frame>
        <draw:frame draw:style-name="gr13" draw:text-style-name="P3" draw:layer="layout" svg:width="11.582cm" svg:height="13.353cm" svg:x="8cm" svg:y="6.647cm">
          <draw:image xlink:href="Pictures/10000000000002A800000310FA1E053352BC69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èmes rencontré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Complexification inutile</text:span></text:p>
              </text:list-item>
              <text:list-item>
                <text:p><text:span text:style-name="T1">Prise en main des outils</text:span></text:p>
              </text:list-item>
              <text:list-item>
                <text:p><text:span text:style-name="T1">Pas de magnétomè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1_5f_fr-background" style:display-name="midnightblue1_f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1_5f_fr-backgroundobjects" style:display-name="midnightblue1_fr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-notes" style:display-name="midnightblue1_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fr-outline1" style:display-name="midnightblue1_fr-outline1" style:family="presentation">
      <style:graphic-properties draw:stroke="none" draw:fill="none" draw:auto-grow-height="false" draw:fit-to-size="shrink-to-fit">
        <text:list-style style:name="midnightblue1_5f_fr-outline1" style:display-name="midnightblue1_f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outline2" style:display-name="midnightblue1_fr-outline2" style:family="presentation" style:parent-style-name="midnightblue1_5f_fr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1_5f_fr-outline3" style:display-name="midnightblue1_fr-outline3" style:family="presentation" style:parent-style-name="midnightblue1_5f_f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1_5f_fr-outline4" style:display-name="midnightblue1_fr-outline4" style:family="presentation" style:parent-style-name="midnightblue1_5f_f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1_5f_fr-outline5" style:display-name="midnightblue1_fr-outline5" style:family="presentation" style:parent-style-name="midnightblue1_5f_f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6" style:display-name="midnightblue1_fr-outline6" style:family="presentation" style:parent-style-name="midnightblue1_5f_f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7" style:display-name="midnightblue1_fr-outline7" style:family="presentation" style:parent-style-name="midnightblue1_5f_f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8" style:display-name="midnightblue1_fr-outline8" style:family="presentation" style:parent-style-name="midnightblue1_5f_f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outline9" style:display-name="midnightblue1_fr-outline9" style:family="presentation" style:parent-style-name="midnightblue1_5f_f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subtitle" style:display-name="midnightblue1_fr-subtitle" style:family="presentation">
      <style:graphic-properties draw:stroke="none" draw:fill="none" draw:textarea-vertical-align="middle">
        <text:list-style style:name="midnightblue1_5f_fr-subtitle" style:display-name="midnightblue1_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title" style:display-name="midnightblue1_f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1_5f_fr-title" style:display-name="midnightblue1_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1-background" style:display-name="midnightblue1_fr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1-backgroundobjects" style:display-name="midnightblue1_fr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1-notes" style:display-name="midnightblue1_f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1-outline1" style:display-name="midnightblue1_fr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1-outline1" style:display-name="midnightblue1_fr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outline2" style:display-name="midnightblue1_fr1-outline2" style:family="presentation" style:parent-style-name="midnightblue1_5f_fr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1-outline3" style:display-name="midnightblue1_fr1-outline3" style:family="presentation" style:parent-style-name="midnightblue1_5f_fr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1-outline4" style:display-name="midnightblue1_fr1-outline4" style:family="presentation" style:parent-style-name="midnightblue1_5f_fr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1-outline5" style:display-name="midnightblue1_fr1-outline5" style:family="presentation" style:parent-style-name="midnightblue1_5f_fr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6" style:display-name="midnightblue1_fr1-outline6" style:family="presentation" style:parent-style-name="midnightblue1_5f_fr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7" style:display-name="midnightblue1_fr1-outline7" style:family="presentation" style:parent-style-name="midnightblue1_5f_fr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8" style:display-name="midnightblue1_fr1-outline8" style:family="presentation" style:parent-style-name="midnightblue1_5f_f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outline9" style:display-name="midnightblue1_fr1-outline9" style:family="presentation" style:parent-style-name="midnightblue1_5f_f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subtitle" style:display-name="midnightblue1_fr1-subtitle" style:family="presentation">
      <style:graphic-properties draw:stroke="none" draw:fill="none" draw:textarea-vertical-align="middle">
        <text:list-style style:name="midnightblue1_5f_fr1-subtitle" style:display-name="midnightblue1_f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title" style:display-name="midnightblue1_fr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1-title" style:display-name="midnightblue1_f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2-background" style:display-name="midnightblue1_fr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2-backgroundobjects" style:display-name="midnightblue1_fr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2-notes" style:display-name="midnightblue1_f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2-outline1" style:display-name="midnightblue1_fr2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2-outline1" style:display-name="midnightblue1_fr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outline2" style:display-name="midnightblue1_fr2-outline2" style:family="presentation" style:parent-style-name="midnightblue1_5f_fr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2-outline3" style:display-name="midnightblue1_fr2-outline3" style:family="presentation" style:parent-style-name="midnightblue1_5f_fr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2-outline4" style:display-name="midnightblue1_fr2-outline4" style:family="presentation" style:parent-style-name="midnightblue1_5f_fr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2-outline5" style:display-name="midnightblue1_fr2-outline5" style:family="presentation" style:parent-style-name="midnightblue1_5f_fr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6" style:display-name="midnightblue1_fr2-outline6" style:family="presentation" style:parent-style-name="midnightblue1_5f_fr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7" style:display-name="midnightblue1_fr2-outline7" style:family="presentation" style:parent-style-name="midnightblue1_5f_fr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8" style:display-name="midnightblue1_fr2-outline8" style:family="presentation" style:parent-style-name="midnightblue1_5f_fr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outline9" style:display-name="midnightblue1_fr2-outline9" style:family="presentation" style:parent-style-name="midnightblue1_5f_fr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subtitle" style:display-name="midnightblue1_fr2-subtitle" style:family="presentation">
      <style:graphic-properties draw:stroke="none" draw:fill="none" draw:textarea-vertical-align="middle">
        <text:list-style style:name="midnightblue1_5f_fr2-subtitle" style:display-name="midnightblue1_f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title" style:display-name="midnightblue1_fr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2-title" style:display-name="midnightblue1_f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1_5f_fr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1_5f_fr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1_5f_fr-backgroundobjects">
      <style:graphic-properties draw:stroke="none" draw:fill="none" draw:auto-grow-height="false" fo:min-height="1.449cm"/>
    </style:style>
    <style:style style:name="Mpr4" style:family="presentation" style:parent-style-name="midnightblue1_5f_fr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1_5f_fr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_5f_f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_5f_f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_5f_fr1-backgroundobjects">
      <style:graphic-properties draw:stroke="none" draw:fill="none" draw:auto-grow-height="false" fo:min-height="1.449cm"/>
    </style:style>
    <style:style style:name="Mpr9" style:family="presentation" style:parent-style-name="midnightblue1_5f_fr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_5f_fr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_5f_fr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1_5f_fr2-backgroundobjects">
      <style:graphic-properties draw:stroke="none" draw:fill="none" draw:auto-grow-height="false" fo:min-height="1.449cm"/>
    </style:style>
    <style:style style:name="Mpr13" style:family="presentation" style:parent-style-name="midnightblue1_5f_fr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1_5f_fr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1_5f_fr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1_5f_fr" style:display-name="midnightblue1_fr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-title" draw:layer="backgroundobjects" svg:width="26cm" svg:height="2.663cm" svg:x="1cm" svg:y="0.837cm" presentation:class="title" presentation:placeholder="true">
        <draw:text-box/>
      </draw:frame>
      <draw:frame presentation:style-name="midnightblue1_5f_fr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_5f_fr-title" draw:layer="backgroundobjects" svg:width="14.848cm" svg:height="11.136cm" svg:x="3.075cm" svg:y="2.257cm" presentation:class="page"/>
        <draw:frame presentation:style-name="midnightblue1_5f_f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1" style:display-name="midnightblue1_fr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1-title" draw:layer="backgroundobjects" svg:width="26cm" svg:height="2.663cm" svg:x="1cm" svg:y="10.5cm" presentation:class="title" presentation:placeholder="true">
        <draw:text-box/>
      </draw:frame>
      <draw:frame presentation:style-name="midnightblue1_5f_fr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1-title" draw:layer="backgroundobjects" svg:width="14.848cm" svg:height="11.136cm" svg:x="3.075cm" svg:y="2.257cm" presentation:class="page"/>
        <draw:frame presentation:style-name="midnightblue1_5f_fr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2" style:display-name="midnightblue1_fr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1_5f_fr2-title" draw:layer="backgroundobjects" svg:width="13cm" svg:height="6cm" svg:x="7.5cm" svg:y="7.5cm" presentation:class="title" presentation:placeholder="true">
        <draw:text-box/>
      </draw:frame>
      <draw:frame presentation:style-name="midnightblue1_5f_fr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2-title" draw:layer="backgroundobjects" svg:width="14.848cm" svg:height="11.136cm" svg:x="3.075cm" svg:y="2.257cm" presentation:class="page"/>
        <draw:frame presentation:style-name="midnightblue1_5f_fr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16:21.489698908</meta:creation-date>
    <meta:editing-duration>PT2H10M30S</meta:editing-duration>
    <meta:editing-cycles>9</meta:editing-cycles>
    <meta:generator>LibreOffice/5.2.7.2$Linux_X86_64 LibreOffice_project/20m0$Build-2</meta:generator>
    <dc:title>midnightblue1_fr</dc:title>
    <dc:date>2017-06-22T16:43:18.349974122</dc:date>
    <meta:document-statistic meta:object-count="156"/>
    <meta:template xlink:type="simple" xlink:actuate="onRequest" xlink:title="midnightblue1_fr" xlink:href="../../.config/libreoffice/4/user/template/midnightblue1_fr.otp" meta:date="2017-06-21T16:16:21.367979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